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font-name="Droid Arabic Kufi" fo:font-size="10.5pt" style:text-underline-style="solid" style:text-underline-width="auto" style:text-underline-color="font-color" fo:font-weight="bold" style:font-name-asian="Droid Arabic Kufi1" style:font-size-asian="10.5pt" style:font-weight-asian="bold" style:font-name-complex="Droid Arabic Kufi1" style:font-size-complex="10.5pt"/>
    </style:style>
    <style:style style:name="P2" style:family="paragraph" style:parent-style-name="Standard">
      <style:paragraph-properties fo:text-align="end" style:justify-single-word="false" style:writing-mode="rl-tb"/>
      <style:text-properties style:font-name="Droid Arabic Kufi" fo:font-size="10.5pt" style:font-name-asian="Droid Arabic Kufi1" style:font-size-asian="10.5pt" style:font-name-complex="Droid Arabic Kufi1" style:font-size-complex="10.5pt"/>
    </style:style>
    <style:style style:name="P3" style:family="paragraph" style:parent-style-name="Standard">
      <style:paragraph-properties fo:margin-left="0.75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P4" style:family="paragraph" style:parent-style-name="Standard" style:master-page-name="Standard">
      <style:paragraph-properties fo:text-align="end" style:justify-single-word="false" style:page-number="1" style:writing-mode="rl-tb"/>
      <style:text-properties style:font-name="Droid Arabic Kufi" fo:font-size="10.5pt" style:text-underline-style="solid" style:text-underline-width="auto" style:text-underline-color="font-color" fo:font-weight="bold" style:font-name-asian="Droid Arabic Kufi1" style:font-size-asian="10.5pt" style:font-weight-asian="bold" style:font-name-complex="Droid Arabic Kufi1" style:font-size-complex="10.5pt"/>
    </style:style>
    <style:style style:name="P5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style:font-name-asian="Droid Arabic Kufi1" style:font-size-asian="10pt" style:font-style-asian="normal" style:font-weight-asian="normal" style:font-name-complex="Droid Arabic Kufi1" style:font-size-complex="10pt"/>
    </style:style>
    <style:style style:name="P6" style:family="paragraph" style:parent-style-name="Standard" style:list-style-name="WWNum1">
      <style:paragraph-properties fo:margin-left="0.75in" fo:margin-right="0in" fo:margin-top="0in" fo:margin-bottom="0in" loext:contextual-spacing="false" fo:line-height="100%" fo:text-align="end" style:justify-single-word="false" fo:orphans="2" fo:widows="2" fo:text-indent="-0.25in" style:auto-text-indent="false" fo:padding="0in" fo:border="none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pt" fo:font-style="normal" style:text-underline-style="none" fo:font-weight="normal" officeooo:rsid="0009489c" officeooo:paragraph-rsid="0009489c" style:font-name-asian="Droid Arabic Kufi1" style:font-size-asian="10pt" style:font-style-asian="normal" style:font-weight-asian="normal" style:font-name-complex="Droid Arabic Kufi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.5pt" fo:font-style="normal" style:text-underline-style="solid" style:text-underline-width="auto" style:text-underline-color="font-color" fo:font-weight="bold" style:font-name-asian="Droid Arabic Kufi1" style:font-size-asian="10.5pt" style:font-style-asian="normal" style:font-weight-asian="bold" style:font-name-complex="Droid Arabic Kufi1" style:font-size-complex="10.5pt"/>
    </style:style>
    <style:style style:name="P8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-0.25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.5pt" fo:font-style="normal" style:text-underline-style="none" fo:font-weight="normal" style:font-name-asian="Droid Arabic Kufi1" style:font-size-asian="10.5pt" style:font-style-asian="normal" style:font-weight-asian="normal" style:font-name-complex="Droid Arabic Kufi1" style:font-size-complex="10.5pt"/>
    </style:style>
    <style:style style:name="P10" style:family="paragraph" style:parent-style-name="Standard">
      <style:paragraph-properties fo:margin-left="0.5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 style:writing-mode="rl-tb"/>
      <style:text-properties fo:font-variant="normal" fo:text-transform="none" fo:color="#000000" style:text-line-through-style="none" style:text-line-through-type="none" style:text-position="0% 100%" style:font-name="Droid Arabic Kufi" fo:font-size="10.5pt" fo:font-style="normal" style:text-underline-style="solid" style:text-underline-width="auto" style:text-underline-color="font-color" fo:font-weight="bold" style:font-name-asian="Droid Arabic Kufi1" style:font-size-asian="10.5pt" style:font-style-asian="normal" style:font-weight-asian="bold" style:font-name-complex="Droid Arabic Kufi1" style:font-size-complex="10.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Droid Arabic Kufi" fo:font-size="10.5pt" fo:font-style="normal" style:text-underline-style="none" fo:font-weight="normal" style:font-name-asian="Droid Arabic Kufi1" style:font-size-asian="10.5pt" style:font-style-asian="normal" style:font-weight-asian="normal" style:font-name-complex="Droid Arabic Kufi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0.5pt" fo:font-style="normal" style:text-underline-style="none" fo:font-weight="normal" style:font-name-asian="Calibri1" style:font-size-asian="10.5pt" style:font-style-asian="normal" style:font-weight-asian="normal" style:font-name-complex="Calibri1" style:font-size-complex="10.5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تمارين علي الشروط في بايثون :</text:p>
      <text:list xml:id="list98156645" text:style-name="WWNum1">
        <text:list-item>
          <text:p text:style-name="P5">في أي حاله أستخدم ال all <text:s/>مع الشرط </text:p>
          <text:list>
            <text:list-item>
              <text:p text:style-name="P6">لما يكون بدك تعرف لو الكل موجود</text:p>
            </text:list-item>
          </text:list>
        </text:list-item>
        <text:list-item>
          <text:p text:style-name="P5">ما هو الفرق بين ال all , and </text:p>
          <text:list>
            <text:list-item>
              <text:p text:style-name="P6">الآول بتشوف لو كل البيانات موجودة، الآند بتشوف لو الشرطين كلاهما صح</text:p>
            </text:list-item>
          </text:list>
        </text:list-item>
        <text:list-item>
          <text:p text:style-name="P5">ما هو الفرق بين ال any , or </text:p>
          <text:list>
            <text:list-item>
              <text:p text:style-name="P6">الإني بتشوف لو واحد من البيانات موجود، الأور بتشوف لو واحد من الشرطين صح</text:p>
            </text:list-item>
          </text:list>
        </text:list-item>
        <text:list-item>
          <text:p text:style-name="P5">ما هو الفرق بين ال if , elif</text:p>
        </text:list-item>
        <text:list-item>
          <text:p text:style-name="P6">الإف هي اللي لازم تبدا فيها العبارات الشرطية دايما، الإيلإف لو دك تحط شرط داخل شرط تستخدمها</text:p>
        </text:list-item>
        <text:list-item>
          <text:p text:style-name="P5">ما هو الفرق بين ال elif , else</text:p>
          <text:list>
            <text:list-item>
              <text:p text:style-name="P6">إلس لو الشرط مو متحقق فدغري بتنفذ الشغلة، إلإف لو الشرط مو متحقق بيشوف شرط تاني</text:p>
            </text:list-item>
          </text:list>
        </text:list-item>
        <text:list-item>
          <text:p text:style-name="P5">هل ممكن استخدام اكثر من elif <text:s/>في نفس الشرط</text:p>
          <text:list>
            <text:list-item>
              <text:p text:style-name="P6">اي</text:p>
            </text:list-item>
          </text:list>
        </text:list-item>
        <text:list-item>
          <text:p text:style-name="P5">هل ممكن استخدم اكثر من else في نفس الشرط</text:p>
          <text:list>
            <text:list-item>
              <text:p text:style-name="P6">لا، حيث انها بتكون آخر شغلة بتكتب فيها الجميل الشرطية</text:p>
            </text:list-item>
          </text:list>
        </text:list-item>
      </text:list>
      <text:p text:style-name="P3"/>
      <text:p text:style-name="P3"/>
      <text:p text:style-name="P7">الاكواد</text:p>
      <text:list xml:id="list133063368" text:style-name="WWNum2">
        <text:list-item>
          <text:p text:style-name="P9">عرف متغير X <text:s/>قيمته ٥ واكتب شرط للتأكد ان قيمه X <text:s/>هي ٣ او ٤ او ٥ ، في حاله ان الشرط صحيح اطبع قيمه X <text:s/>وفي حاله ان الشرط خطا اطبع ان ال X <text:s/>لا تساوي هذه القيمة</text:p>
        </text:list-item>
      </text:list>
      <text:p text:style-name="P1"/>
      <text:list xml:id="list222356169385475" text:continue-numbering="true" text:style-name="WWNum2">
        <text:list-item>
          <text:p text:style-name="P9">باستخدام الكود السابق اضف حاله افتراضيه في حاله ان ال X <text:s/>لا تساوي أي قيمه من ٣،٤،٥ اطبع ان قيمه ال X <text:s/>غير معرفه </text:p>
        </text:list-item>
      </text:list>
      <text:p text:style-name="P10"/>
      <text:list xml:id="list222357186264683" text:continue-numbering="true" text:style-name="WWNum2">
        <text:list-item>
          <text:p text:style-name="P8"><text:span text:style-name="T1">عرف متغيرين </text:span><text:span text:style-name="T2">X , Y</text:span><text:span text:style-name="T1"> قيمه كل منهم ٣ ، ٤ باستخدام الشروط في بايثون تأكد من ان قيمه المتغيرين تساوي ٣ ، ٤ واذا كان الشرط صحيح تطبع ان الشرط صحيح واذا كان خطا تطبع القيمة الخاصة المتغيرين</text:span></text:p>
        </text:list-item>
      </text:list>
      <text:p text:style-name="P10"/>
      <text:list xml:id="list222357155347578" text:continue-numbering="true" text:style-name="WWNum2">
        <text:list-item>
          <text:p text:style-name="P8"><text:span text:style-name="T1">عرف متغيرين </text:span><text:span text:style-name="T2">X , Y</text:span><text:span text:style-name="T1"> قيمه كل منهم ٣ ، ٤ باستخدام الشروط في بايثون تأكد من ان قيمه المتغيرين تساوي ٣ او ٤ واذا كان الشرط صحيح تطبع ان الشرط صحيح واذا كان خطا تطبع القيمة الخاصة المتغيرين</text:span></text:p>
        </text:list-item>
      </text:list>
      <text:p text:style-name="P10"/>
      <text:p text:style-name="P2"/>
      <text:p text:style-name="P2"><text:soft-page-break/>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/>
    <style:font-face style:name="Noto Sans Symbols" svg:font-family="'Noto Sans Symbols'"/>
    <style:font-face style:name="Calibri" svg:font-family="Calibri" style:font-family-generic="roman" style:font-pitch="variable"/>
    <style:font-face style:name="Droid Arabic Kufi" svg:font-family="'Droid Arabic Kufi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Arabic Kufi1" svg:font-family="'Droid Arabic Kufi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Droid Arabic Kufi" fo:font-family="'Droid Arabic Kufi'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Droid Arabic Kufi" fo:font-family="'Droid Arabic Kufi'" style:font-family-generic="roman" style:font-pitch="variable" fo:font-size="10.5pt" fo:font-weight="bold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27T09:04:00</meta:creation-date>
    <meta:initial-creator>Microsoft Office User</meta:initial-creator>
    <meta:generator>LibreOffice/6.4.5.2$Windows_X86_64 LibreOffice_project/a726b36747cf2001e06b58ad5db1aa3a9a1872d6</meta:generator>
    <dc:date>2020-08-27T22:23:55.441000000</dc:date>
    <meta:editing-duration>PT7M11S</meta:editing-duration>
    <meta:editing-cycles>1</meta:editing-cycles>
    <meta:document-statistic meta:table-count="0" meta:image-count="0" meta:object-count="0" meta:page-count="2" meta:paragraph-count="20" meta:word-count="301" meta:character-count="1312" meta:non-whitespace-character-count="1037"/>
  </office:meta>
</office:document-meta>
</file>